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3.24mm" svg:y="123.14mm">
            <draw:object draw:notify-on-update-of-ranges="Feuille1.B1:Feuille1.B1 Feuille1.C1:Feuille1.J1 Feuille1.B2:Feuille1.B2 Feuille1.C2:Feuille1.J2 Feuille1.B3:Feuille1.B3 Feuille1.C3:Feuille1.J3 Feuille1.B4:Feuille1.B4 Feuille1.C4:Feuille1.J4 Feuille1.B5:Feuille1.B5 Feuille1.C5:Feuille1.J5 Feuille1.B6:Feuille1.B6 Feuille1.C6:Feuille1.J6 Feuille1.B7:Feuille1.B7 Feuille1.C7:Feuille1.J7 Feuille1.B8:Feuille1.B8 Feuille1.C8:Feuille1.J8 Feuille1.B9:Feuille1.B9 Feuille1.C9:Feuille1.J9 Feuille1.B10:Feuille1.B10 Feuille1.C10:Feuille1.J10 Feuille1.B11:Feuille1.B11 Feuille1.C11:Feuille1.J11 Feuille1.B12:Feuille1.B12 Feuille1.C12:Feuille1.J12 Feuille1.B13:Feuille1.B13 Feuille1.C13:Feuille1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248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9.002" calcext:value-type="float">
            <text:p>9,002</text:p>
          </table:table-cell>
          <table:table-cell office:value-type="float" office:value="9.489" calcext:value-type="float">
            <text:p>9,489</text:p>
          </table:table-cell>
          <table:table-cell office:value-type="float" office:value="14.147" calcext:value-type="float">
            <text:p>14,147</text:p>
          </table:table-cell>
          <table:table-cell office:value-type="float" office:value="14.969" calcext:value-type="float">
            <text:p>14,969</text:p>
          </table:table-cell>
          <table:table-cell office:value-type="float" office:value="20.305" calcext:value-type="float">
            <text:p>20,305</text:p>
          </table:table-cell>
          <table:table-cell office:value-type="float" office:value="22.019" calcext:value-type="float">
            <text:p>22,019</text:p>
          </table:table-cell>
          <table:table-cell office:value-type="float" office:value="31.164" calcext:value-type="float">
            <text:p>31,164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867" calcext:value-type="float">
            <text:p>7,867</text:p>
          </table:table-cell>
          <table:table-cell office:value-type="float" office:value="9.084" calcext:value-type="float">
            <text:p>9,084</text:p>
          </table:table-cell>
          <table:table-cell office:value-type="float" office:value="13.704" calcext:value-type="float">
            <text:p>13,704</text:p>
          </table:table-cell>
          <table:table-cell office:value-type="float" office:value="14.494" calcext:value-type="float">
            <text:p>14,494</text:p>
          </table:table-cell>
          <table:table-cell office:value-type="float" office:value="20.131" calcext:value-type="float">
            <text:p>20,131</text:p>
          </table:table-cell>
          <table:table-cell office:value-type="float" office:value="21.646" calcext:value-type="float">
            <text:p>21,646</text:p>
          </table:table-cell>
          <table:table-cell office:value-type="float" office:value="30.333" calcext:value-type="float">
            <text:p>30,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273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7.166" calcext:value-type="float">
            <text:p>7,166</text:p>
          </table:table-cell>
          <table:table-cell office:value-type="float" office:value="8.092" calcext:value-type="float">
            <text:p>8,092</text:p>
          </table:table-cell>
          <table:table-cell office:value-type="float" office:value="12.828" calcext:value-type="float">
            <text:p>12,828</text:p>
          </table:table-cell>
          <table:table-cell office:value-type="float" office:value="14.418" calcext:value-type="float">
            <text:p>14,418</text:p>
          </table:table-cell>
          <table:table-cell office:value-type="float" office:value="20.025" calcext:value-type="float">
            <text:p>20,025</text:p>
          </table:table-cell>
          <table:table-cell office:value-type="float" office:value="21.739" calcext:value-type="float">
            <text:p>21,739</text:p>
          </table:table-cell>
          <table:table-cell office:value-type="float" office:value="30.415" calcext:value-type="float">
            <text:p>30,41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568" calcext:value-type="float">
            <text:p>7,568</text:p>
          </table:table-cell>
          <table:table-cell office:value-type="float" office:value="7.75" calcext:value-type="float">
            <text:p>7,75</text:p>
          </table:table-cell>
          <table:table-cell office:value-type="float" office:value="12.836" calcext:value-type="float">
            <text:p>12,83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9.962" calcext:value-type="float">
            <text:p>19,962</text:p>
          </table:table-cell>
          <table:table-cell office:value-type="float" office:value="21.299" calcext:value-type="float">
            <text:p>21,299</text:p>
          </table:table-cell>
          <table:table-cell office:value-type="float" office:value="31.159" calcext:value-type="float">
            <text:p>31,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323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8.029" calcext:value-type="float">
            <text:p>8,029</text:p>
          </table:table-cell>
          <table:table-cell office:value-type="float" office:value="8.536" calcext:value-type="float">
            <text:p>8,536</text:p>
          </table:table-cell>
          <table:table-cell office:value-type="float" office:value="12.244" calcext:value-type="float">
            <text:p>12,244</text:p>
          </table:table-cell>
          <table:table-cell office:value-type="float" office:value="13.382" calcext:value-type="float">
            <text:p>13,382</text:p>
          </table:table-cell>
          <table:table-cell office:value-type="float" office:value="18.109" calcext:value-type="float">
            <text:p>18,109</text:p>
          </table:table-cell>
          <table:table-cell office:value-type="float" office:value="19.795" calcext:value-type="float">
            <text:p>19,795</text:p>
          </table:table-cell>
          <table:table-cell office:value-type="float" office:value="28.305" calcext:value-type="float">
            <text:p>28,30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218" calcext:value-type="float">
            <text:p>7,218</text:p>
          </table:table-cell>
          <table:table-cell office:value-type="float" office:value="8.252" calcext:value-type="float">
            <text:p>8,252</text:p>
          </table:table-cell>
          <table:table-cell office:value-type="float" office:value="11.835" calcext:value-type="float">
            <text:p>11,835</text:p>
          </table:table-cell>
          <table:table-cell office:value-type="float" office:value="13.017" calcext:value-type="float">
            <text:p>13,017</text:p>
          </table:table-cell>
          <table:table-cell office:value-type="float" office:value="17.93" calcext:value-type="float">
            <text:p>17,93</text:p>
          </table:table-cell>
          <table:table-cell office:value-type="float" office:value="19.187" calcext:value-type="float">
            <text:p>19,187</text:p>
          </table:table-cell>
          <table:table-cell office:value-type="float" office:value="27.494" calcext:value-type="float">
            <text:p>27,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335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8.435" calcext:value-type="float">
            <text:p>8,435</text:p>
          </table:table-cell>
          <table:table-cell office:value-type="float" office:value="9.327" calcext:value-type="float">
            <text:p>9,327</text:p>
          </table:table-cell>
          <table:table-cell office:value-type="float" office:value="13.938" calcext:value-type="float">
            <text:p>13,938</text:p>
          </table:table-cell>
          <table:table-cell office:value-type="float" office:value="14.46" calcext:value-type="float">
            <text:p>14,46</text:p>
          </table:table-cell>
          <table:table-cell office:value-type="float" office:value="19.059" calcext:value-type="float">
            <text:p>19,059</text:p>
          </table:table-cell>
          <table:table-cell office:value-type="float" office:value="20.586" calcext:value-type="float">
            <text:p>20,586</text:p>
          </table:table-cell>
          <table:table-cell office:value-type="float" office:value="29.075" calcext:value-type="float">
            <text:p>29,07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354" calcext:value-type="float">
            <text:p>8,354</text:p>
          </table:table-cell>
          <table:table-cell office:value-type="float" office:value="9.023" calcext:value-type="float">
            <text:p>9,023</text:p>
          </table:table-cell>
          <table:table-cell office:value-type="float" office:value="13.173" calcext:value-type="float">
            <text:p>13,173</text:p>
          </table:table-cell>
          <table:table-cell office:value-type="float" office:value="13.921" calcext:value-type="float">
            <text:p>13,921</text:p>
          </table:table-cell>
          <table:table-cell office:value-type="float" office:value="18.706" calcext:value-type="float">
            <text:p>18,706</text:p>
          </table:table-cell>
          <table:table-cell office:value-type="float" office:value="19.934" calcext:value-type="float">
            <text:p>19,934</text:p>
          </table:table-cell>
          <table:table-cell office:value-type="float" office:value="27.251" calcext:value-type="float">
            <text:p>27,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359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4.911" calcext:value-type="float">
            <text:p>4,911</text:p>
          </table:table-cell>
          <table:table-cell office:value-type="float" office:value="6.039" calcext:value-type="float">
            <text:p>6,039</text:p>
          </table:table-cell>
          <table:table-cell office:value-type="float" office:value="9.783" calcext:value-type="float">
            <text:p>9,783</text:p>
          </table:table-cell>
          <table:table-cell office:value-type="float" office:value="11.169" calcext:value-type="float">
            <text:p>11,169</text:p>
          </table:table-cell>
          <table:table-cell office:value-type="float" office:value="16.385" calcext:value-type="float">
            <text:p>16,385</text:p>
          </table:table-cell>
          <table:table-cell office:value-type="float" office:value="17.762" calcext:value-type="float">
            <text:p>17,762</text:p>
          </table:table-cell>
          <table:table-cell office:value-type="float" office:value="27.556" calcext:value-type="float">
            <text:p>27,55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5.395" calcext:value-type="float">
            <text:p>5,395</text:p>
          </table:table-cell>
          <table:table-cell office:value-type="float" office:value="5.797" calcext:value-type="float">
            <text:p>5,797</text:p>
          </table:table-cell>
          <table:table-cell office:value-type="float" office:value="9.817" calcext:value-type="float">
            <text:p>9,817</text:p>
          </table:table-cell>
          <table:table-cell office:value-type="float" office:value="10.967" calcext:value-type="float">
            <text:p>10,967</text:p>
          </table:table-cell>
          <table:table-cell office:value-type="float" office:value="16.414" calcext:value-type="float">
            <text:p>16,414</text:p>
          </table:table-cell>
          <table:table-cell office:value-type="float" office:value="17.693" calcext:value-type="float">
            <text:p>17,693</text:p>
          </table:table-cell>
          <table:table-cell office:value-type="float" office:value="26.892" calcext:value-type="float">
            <text:p>26,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423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5.475" calcext:value-type="float">
            <text:p>5,475</text:p>
          </table:table-cell>
          <table:table-cell office:value-type="float" office:value="5.857" calcext:value-type="float">
            <text:p>5,857</text:p>
          </table:table-cell>
          <table:table-cell office:value-type="float" office:value="9.325" calcext:value-type="float">
            <text:p>9,325</text:p>
          </table:table-cell>
          <table:table-cell office:value-type="float" office:value="10.588" calcext:value-type="float">
            <text:p>10,588</text:p>
          </table:table-cell>
          <table:table-cell office:value-type="float" office:value="14.752" calcext:value-type="float">
            <text:p>14,752</text:p>
          </table:table-cell>
          <table:table-cell office:value-type="float" office:value="16.425" calcext:value-type="float">
            <text:p>16,425</text:p>
          </table:table-cell>
          <table:table-cell office:value-type="float" office:value="25.221" calcext:value-type="float">
            <text:p>25,221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4.911" calcext:value-type="float">
            <text:p>4,911</text:p>
          </table:table-cell>
          <table:table-cell office:value-type="float" office:value="5.737" calcext:value-type="float">
            <text:p>5,737</text:p>
          </table:table-cell>
          <table:table-cell office:value-type="float" office:value="9.161" calcext:value-type="float">
            <text:p>9,161</text:p>
          </table:table-cell>
          <table:table-cell office:value-type="float" office:value="10.524" calcext:value-type="float">
            <text:p>10,524</text:p>
          </table:table-cell>
          <table:table-cell office:value-type="float" office:value="14.435" calcext:value-type="float">
            <text:p>14,435</text:p>
          </table:table-cell>
          <table:table-cell office:value-type="float" office:value="16.347" calcext:value-type="float">
            <text:p>16,347</text:p>
          </table:table-cell>
          <table:table-cell office:value-type="float" office:value="24.859" calcext:value-type="float">
            <text:p>24,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55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4.543" calcext:value-type="float">
            <text:p>4,543</text:p>
          </table:table-cell>
          <table:table-cell office:value-type="float" office:value="5.433" calcext:value-type="float">
            <text:p>5,433</text:p>
          </table:table-cell>
          <table:table-cell office:value-type="float" office:value="7.103" calcext:value-type="float">
            <text:p>7,103</text:p>
          </table:table-cell>
          <table:table-cell office:value-type="float" office:value="8.471" calcext:value-type="float">
            <text:p>8,471</text:p>
          </table:table-cell>
          <table:table-cell office:value-type="float" office:value="10.624" calcext:value-type="float">
            <text:p>10,624</text:p>
          </table:table-cell>
          <table:table-cell office:value-type="float" office:value="11.892" calcext:value-type="float">
            <text:p>11,892</text:p>
          </table:table-cell>
          <table:table-cell office:value-type="float" office:value="18.416" calcext:value-type="float">
            <text:p>18,41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 office:value-type="float" office:value="5.233" calcext:value-type="float">
            <text:p>5,233</text:p>
          </table:table-cell>
          <table:table-cell office:value-type="float" office:value="6.965" calcext:value-type="float">
            <text:p>6,965</text:p>
          </table:table-cell>
          <table:table-cell office:value-type="float" office:value="8.699" calcext:value-type="float">
            <text:p>8,699</text:p>
          </table:table-cell>
          <table:table-cell office:value-type="float" office:value="10.462" calcext:value-type="float">
            <text:p>10,462</text:p>
          </table:table-cell>
          <table:table-cell office:value-type="float" office:value="11.727" calcext:value-type="float">
            <text:p>11,727</text:p>
          </table:table-cell>
          <table:table-cell office:value-type="float" office:value="17.342" calcext:value-type="float">
            <text:p>17,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571(opin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3.541" calcext:value-type="float">
            <text:p>3,541</text:p>
          </table:table-cell>
          <table:table-cell office:value-type="float" office:value="4.426" calcext:value-type="float">
            <text:p>4,426</text:p>
          </table:table-cell>
          <table:table-cell office:value-type="float" office:value="5.658" calcext:value-type="float">
            <text:p>5,658</text:p>
          </table:table-cell>
          <table:table-cell office:value-type="float" office:value="6.742" calcext:value-type="float">
            <text:p>6,742</text:p>
          </table:table-cell>
          <table:table-cell office:value-type="float" office:value="8.652" calcext:value-type="float">
            <text:p>8,652</text:p>
          </table:table-cell>
          <table:table-cell office:value-type="float" office:value="9.857" calcext:value-type="float">
            <text:p>9,857</text:p>
          </table:table-cell>
          <table:table-cell office:value-type="float" office:value="15.888" calcext:value-type="float">
            <text:p>15,888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.236" calcext:value-type="float">
            <text:p>3,236</text:p>
          </table:table-cell>
          <table:table-cell office:value-type="float" office:value="4.289" calcext:value-type="float">
            <text:p>4,289</text:p>
          </table:table-cell>
          <table:table-cell office:value-type="float" office:value="5.514" calcext:value-type="float">
            <text:p>5,514</text:p>
          </table:table-cell>
          <table:table-cell office:value-type="float" office:value="6.681" calcext:value-type="float">
            <text:p>6,681</text:p>
          </table:table-cell>
          <table:table-cell office:value-type="float" office:value="8.582" calcext:value-type="float">
            <text:p>8,582</text:p>
          </table:table-cell>
          <table:table-cell office:value-type="float" office:value="9.844" calcext:value-type="float">
            <text:p>9,844</text:p>
          </table:table-cell>
          <table:table-cell office:value-type="float" office:value="15.812" calcext:value-type="float">
            <text:p>15,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598(opinionHC)</text:p>
          </table:table-cell>
          <table:table-cell office:value-type="float" office:value="0" calcext:value-type="float">
            <text:p>0</text:p>
          </table:table-cell>
          <table:table-cell office:value-type="float" office:value="3.192" calcext:value-type="float">
            <text:p>3,192</text:p>
          </table:table-cell>
          <table:table-cell office:value-type="float" office:value="4.251" calcext:value-type="float">
            <text:p>4,251</text:p>
          </table:table-cell>
          <table:table-cell office:value-type="float" office:value="5.656" calcext:value-type="float">
            <text:p>5,656</text:p>
          </table:table-cell>
          <table:table-cell office:value-type="float" office:value="6.81" calcext:value-type="float">
            <text:p>6,81</text:p>
          </table:table-cell>
          <table:table-cell office:value-type="float" office:value="8.651" calcext:value-type="float">
            <text:p>8,651</text:p>
          </table:table-cell>
          <table:table-cell office:value-type="float" office:value="10.017" calcext:value-type="float">
            <text:p>10,017</text:p>
          </table:table-cell>
          <table:table-cell office:value-type="float" office:value="15.669" calcext:value-type="float">
            <text:p>15,66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.254" calcext:value-type="float">
            <text:p>3,254</text:p>
          </table:table-cell>
          <table:table-cell office:value-type="float" office:value="4.19" calcext:value-type="float">
            <text:p>4,19</text:p>
          </table:table-cell>
          <table:table-cell office:value-type="float" office:value="5.571" calcext:value-type="float">
            <text:p>5,571</text:p>
          </table:table-cell>
          <table:table-cell office:value-type="float" office:value="6.906" calcext:value-type="float">
            <text:p>6,906</text:p>
          </table:table-cell>
          <table:table-cell office:value-type="float" office:value="8.625" calcext:value-type="float">
            <text:p>8,625</text:p>
          </table:table-cell>
          <table:table-cell office:value-type="float" office:value="9.859" calcext:value-type="float">
            <text:p>9,859</text:p>
          </table:table-cell>
          <table:table-cell office:value-type="float" office:value="15.301" calcext:value-type="float">
            <text:p>15,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(opinionHC)</text:p>
          </table:table-cell>
          <table:table-cell office:value-type="float" office:value="0" calcext:value-type="float">
            <text:p>0</text:p>
          </table:table-cell>
          <table:table-cell office:value-type="float" office:value="5.893" calcext:value-type="float">
            <text:p>5,893</text:p>
          </table:table-cell>
          <table:table-cell office:value-type="float" office:value="6.123" calcext:value-type="float">
            <text:p>6,123</text:p>
          </table:table-cell>
          <table:table-cell office:value-type="float" office:value="7.63" calcext:value-type="float">
            <text:p>7,63</text:p>
          </table:table-cell>
          <table:table-cell office:value-type="float" office:value="8.165" calcext:value-type="float">
            <text:p>8,165</text:p>
          </table:table-cell>
          <table:table-cell office:value-type="float" office:value="9.897" calcext:value-type="float">
            <text:p>9,897</text:p>
          </table:table-cell>
          <table:table-cell office:value-type="float" office:value="10.912" calcext:value-type="float">
            <text:p>10,912</text:p>
          </table:table-cell>
          <table:table-cell office:value-type="float" office:value="16.068" calcext:value-type="float">
            <text:p>16,068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5.586" calcext:value-type="float">
            <text:p>5,586</text:p>
          </table:table-cell>
          <table:table-cell office:value-type="float" office:value="5.77" calcext:value-type="float">
            <text:p>5,77</text:p>
          </table:table-cell>
          <table:table-cell office:value-type="float" office:value="7.386" calcext:value-type="float">
            <text:p>7,386</text:p>
          </table:table-cell>
          <table:table-cell office:value-type="float" office:value="8.178" calcext:value-type="float">
            <text:p>8,178</text:p>
          </table:table-cell>
          <table:table-cell office:value-type="float" office:value="9.857" calcext:value-type="float">
            <text:p>9,857</text:p>
          </table:table-cell>
          <table:table-cell office:value-type="float" office:value="10.642" calcext:value-type="float">
            <text:p>10,642</text:p>
          </table:table-cell>
          <table:table-cell office:value-type="float" office:value="15.899" calcext:value-type="float">
            <text:p>15,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11(opin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2.747" calcext:value-type="float">
            <text:p>2,747</text:p>
          </table:table-cell>
          <table:table-cell office:value-type="float" office:value="4.151" calcext:value-type="float">
            <text:p>4,151</text:p>
          </table:table-cell>
          <table:table-cell office:value-type="float" office:value="5.625" calcext:value-type="float">
            <text:p>5,625</text:p>
          </table:table-cell>
          <table:table-cell office:value-type="float" office:value="7.138" calcext:value-type="float">
            <text:p>7,138</text:p>
          </table:table-cell>
          <table:table-cell office:value-type="float" office:value="8.769" calcext:value-type="float">
            <text:p>8,769</text:p>
          </table:table-cell>
          <table:table-cell office:value-type="float" office:value="9.89" calcext:value-type="float">
            <text:p>9,89</text:p>
          </table:table-cell>
          <table:table-cell office:value-type="float" office:value="15.659" calcext:value-type="float">
            <text:p>15,65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2.991" calcext:value-type="float">
            <text:p>2,991</text:p>
          </table:table-cell>
          <table:table-cell office:value-type="float" office:value="4.106" calcext:value-type="float">
            <text:p>4,106</text:p>
          </table:table-cell>
          <table:table-cell office:value-type="float" office:value="5.573" calcext:value-type="float">
            <text:p>5,573</text:p>
          </table:table-cell>
          <table:table-cell office:value-type="float" office:value="7.021" calcext:value-type="float">
            <text:p>7,021</text:p>
          </table:table-cell>
          <table:table-cell office:value-type="float" office:value="8.756" calcext:value-type="float">
            <text:p>8,756</text:p>
          </table:table-cell>
          <table:table-cell office:value-type="float" office:value="9.89" calcext:value-type="float">
            <text:p>9,89</text:p>
          </table:table-cell>
          <table:table-cell office:value-type="float" office:value="15.14" calcext:value-type="float">
            <text:p>15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55(opin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office:value-type="float" office:value="3.266" calcext:value-type="float">
            <text:p>3,266</text:p>
          </table:table-cell>
          <table:table-cell office:value-type="float" office:value="4.657" calcext:value-type="float">
            <text:p>4,657</text:p>
          </table:table-cell>
          <table:table-cell office:value-type="float" office:value="6.066" calcext:value-type="float">
            <text:p>6,066</text:p>
          </table:table-cell>
          <table:table-cell office:value-type="float" office:value="7.649" calcext:value-type="float">
            <text:p>7,649</text:p>
          </table:table-cell>
          <table:table-cell office:value-type="float" office:value="8.7" calcext:value-type="float">
            <text:p>8,7</text:p>
          </table:table-cell>
          <table:table-cell office:value-type="float" office:value="12.653" calcext:value-type="float">
            <text:p>12,653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2.808" calcext:value-type="float">
            <text:p>2,808</text:p>
          </table:table-cell>
          <table:table-cell office:value-type="float" office:value="3.266" calcext:value-type="float">
            <text:p>3,266</text:p>
          </table:table-cell>
          <table:table-cell office:value-type="float" office:value="4.762" calcext:value-type="float">
            <text:p>4,762</text:p>
          </table:table-cell>
          <table:table-cell office:value-type="float" office:value="5.804" calcext:value-type="float">
            <text:p>5,804</text:p>
          </table:table-cell>
          <table:table-cell office:value-type="float" office:value="7.723" calcext:value-type="float">
            <text:p>7,723</text:p>
          </table:table-cell>
          <table:table-cell office:value-type="float" office:value="8.745" calcext:value-type="float">
            <text:p>8,745</text:p>
          </table:table-cell>
          <table:table-cell office:value-type="float" office:value="13.065" calcext:value-type="float">
            <text:p>13,06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177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8.937" calcext:value-type="float">
            <text:p>8,937</text:p>
          </table:table-cell>
          <table:table-cell office:value-type="float" office:value="12.359" calcext:value-type="float">
            <text:p>12,359</text:p>
          </table:table-cell>
          <table:table-cell office:value-type="float" office:value="17.572" calcext:value-type="float">
            <text:p>17,572</text:p>
          </table:table-cell>
          <table:table-cell office:value-type="float" office:value="21.601" calcext:value-type="float">
            <text:p>21,601</text:p>
          </table:table-cell>
          <table:table-cell office:value-type="float" office:value="26.259" calcext:value-type="float">
            <text:p>26,259</text:p>
          </table:table-cell>
          <table:table-cell office:value-type="float" office:value="30.607" calcext:value-type="float">
            <text:p>30,607</text:p>
          </table:table-cell>
          <table:table-cell office:value-type="float" office:value="39.452" calcext:value-type="float">
            <text:p>39,452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9.42" calcext:value-type="float">
            <text:p>9,42</text:p>
          </table:table-cell>
          <table:table-cell office:value-type="float" office:value="12.198" calcext:value-type="float">
            <text:p>12,198</text:p>
          </table:table-cell>
          <table:table-cell office:value-type="float" office:value="17.279" calcext:value-type="float">
            <text:p>17,279</text:p>
          </table:table-cell>
          <table:table-cell office:value-type="float" office:value="21.549" calcext:value-type="float">
            <text:p>21,549</text:p>
          </table:table-cell>
          <table:table-cell office:value-type="float" office:value="26.11" calcext:value-type="float">
            <text:p>26,11</text:p>
          </table:table-cell>
          <table:table-cell office:value-type="float" office:value="30.633" calcext:value-type="float">
            <text:p>30,633</text:p>
          </table:table-cell>
          <table:table-cell office:value-type="float" office:value="39.553" calcext:value-type="float">
            <text:p>39,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188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7.543" calcext:value-type="float">
            <text:p>7,543</text:p>
          </table:table-cell>
          <table:table-cell office:value-type="float" office:value="12.064" calcext:value-type="float">
            <text:p>12,064</text:p>
          </table:table-cell>
          <table:table-cell office:value-type="float" office:value="16.328" calcext:value-type="float">
            <text:p>16,328</text:p>
          </table:table-cell>
          <table:table-cell office:value-type="float" office:value="19.169" calcext:value-type="float">
            <text:p>19,169</text:p>
          </table:table-cell>
          <table:table-cell office:value-type="float" office:value="23.688" calcext:value-type="float">
            <text:p>23,688</text:p>
          </table:table-cell>
          <table:table-cell office:value-type="float" office:value="26.938" calcext:value-type="float">
            <text:p>26,938</text:p>
          </table:table-cell>
          <table:table-cell office:value-type="float" office:value="36.273" calcext:value-type="float">
            <text:p>36,273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273" calcext:value-type="float">
            <text:p>8,273</text:p>
          </table:table-cell>
          <table:table-cell office:value-type="float" office:value="11.983" calcext:value-type="float">
            <text:p>11,983</text:p>
          </table:table-cell>
          <table:table-cell office:value-type="float" office:value="15.911" calcext:value-type="float">
            <text:p>15,911</text:p>
          </table:table-cell>
          <table:table-cell office:value-type="float" office:value="18.949" calcext:value-type="float">
            <text:p>18,949</text:p>
          </table:table-cell>
          <table:table-cell office:value-type="float" office:value="23.81" calcext:value-type="float">
            <text:p>23,81</text:p>
          </table:table-cell>
          <table:table-cell office:value-type="float" office:value="26.868" calcext:value-type="float">
            <text:p>26,868</text:p>
          </table:table-cell>
          <table:table-cell office:value-type="float" office:value="35.868" calcext:value-type="float">
            <text:p>35,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39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9.895" calcext:value-type="float">
            <text:p>9,895</text:p>
          </table:table-cell>
          <table:table-cell office:value-type="float" office:value="11.537" calcext:value-type="float">
            <text:p>11,537</text:p>
          </table:table-cell>
          <table:table-cell office:value-type="float" office:value="15.911" calcext:value-type="float">
            <text:p>15,911</text:p>
          </table:table-cell>
          <table:table-cell office:value-type="float" office:value="17.773" calcext:value-type="float">
            <text:p>17,773</text:p>
          </table:table-cell>
          <table:table-cell office:value-type="float" office:value="21.828" calcext:value-type="float">
            <text:p>21,828</text:p>
          </table:table-cell>
          <table:table-cell office:value-type="float" office:value="25.704" calcext:value-type="float">
            <text:p>25,704</text:p>
          </table:table-cell>
          <table:table-cell office:value-type="float" office:value="34.225" calcext:value-type="float">
            <text:p>34,22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9.002" calcext:value-type="float">
            <text:p>9,002</text:p>
          </table:table-cell>
          <table:table-cell office:value-type="float" office:value="10.807" calcext:value-type="float">
            <text:p>10,807</text:p>
          </table:table-cell>
          <table:table-cell office:value-type="float" office:value="15.32" calcext:value-type="float">
            <text:p>15,32</text:p>
          </table:table-cell>
          <table:table-cell office:value-type="float" office:value="17.501" calcext:value-type="float">
            <text:p>17,501</text:p>
          </table:table-cell>
          <table:table-cell office:value-type="float" office:value="21.828" calcext:value-type="float">
            <text:p>21,828</text:p>
          </table:table-cell>
          <table:table-cell office:value-type="float" office:value="25.487" calcext:value-type="float">
            <text:p>25,487</text:p>
          </table:table-cell>
          <table:table-cell office:value-type="float" office:value="34.084" calcext:value-type="float">
            <text:p>34,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48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6.924" calcext:value-type="float">
            <text:p>6,924</text:p>
          </table:table-cell>
          <table:table-cell office:value-type="float" office:value="10.004" calcext:value-type="float">
            <text:p>10,004</text:p>
          </table:table-cell>
          <table:table-cell office:value-type="float" office:value="14.708" calcext:value-type="float">
            <text:p>14,708</text:p>
          </table:table-cell>
          <table:table-cell office:value-type="float" office:value="17.351" calcext:value-type="float">
            <text:p>17,351</text:p>
          </table:table-cell>
          <table:table-cell office:value-type="float" office:value="22.573" calcext:value-type="float">
            <text:p>22,573</text:p>
          </table:table-cell>
          <table:table-cell office:value-type="float" office:value="26.656" calcext:value-type="float">
            <text:p>26,656</text:p>
          </table:table-cell>
          <table:table-cell office:value-type="float" office:value="36.695" calcext:value-type="float">
            <text:p>36,69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166" calcext:value-type="float">
            <text:p>7,166</text:p>
          </table:table-cell>
          <table:table-cell office:value-type="float" office:value="9.944" calcext:value-type="float">
            <text:p>9,944</text:p>
          </table:table-cell>
          <table:table-cell office:value-type="float" office:value="14.674" calcext:value-type="float">
            <text:p>14,674</text:p>
          </table:table-cell>
          <table:table-cell office:value-type="float" office:value="17.65" calcext:value-type="float">
            <text:p>17,65</text:p>
          </table:table-cell>
          <table:table-cell office:value-type="float" office:value="22.412" calcext:value-type="float">
            <text:p>22,412</text:p>
          </table:table-cell>
          <table:table-cell office:value-type="float" office:value="26.303" calcext:value-type="float">
            <text:p>26,303</text:p>
          </table:table-cell>
          <table:table-cell office:value-type="float" office:value="35.467" calcext:value-type="float">
            <text:p>35,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58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9.57" calcext:value-type="float">
            <text:p>9,57</text:p>
          </table:table-cell>
          <table:table-cell office:value-type="float" office:value="12.672" calcext:value-type="float">
            <text:p>12,672</text:p>
          </table:table-cell>
          <table:table-cell office:value-type="float" office:value="16.771" calcext:value-type="float">
            <text:p>16,771</text:p>
          </table:table-cell>
          <table:table-cell office:value-type="float" office:value="18.77" calcext:value-type="float">
            <text:p>18,77</text:p>
          </table:table-cell>
          <table:table-cell office:value-type="float" office:value="23.3" calcext:value-type="float">
            <text:p>23,3</text:p>
          </table:table-cell>
          <table:table-cell office:value-type="float" office:value="26.599" calcext:value-type="float">
            <text:p>26,599</text:p>
          </table:table-cell>
          <table:table-cell office:value-type="float" office:value="34.651" calcext:value-type="float">
            <text:p>34,651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759" calcext:value-type="float">
            <text:p>8,759</text:p>
          </table:table-cell>
          <table:table-cell office:value-type="float" office:value="11.517" calcext:value-type="float">
            <text:p>11,517</text:p>
          </table:table-cell>
          <table:table-cell office:value-type="float" office:value="16.232" calcext:value-type="float">
            <text:p>16,232</text:p>
          </table:table-cell>
          <table:table-cell office:value-type="float" office:value="18.08" calcext:value-type="float">
            <text:p>18,08</text:p>
          </table:table-cell>
          <table:table-cell office:value-type="float" office:value="22.709" calcext:value-type="float">
            <text:p>22,709</text:p>
          </table:table-cell>
          <table:table-cell office:value-type="float" office:value="25.791" calcext:value-type="float">
            <text:p>25,791</text:p>
          </table:table-cell>
          <table:table-cell office:value-type="float" office:value="34.327" calcext:value-type="float">
            <text:p>34,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86(coréférence)</text:p>
          </table:table-cell>
          <table:table-cell office:value-type="float" office:value="0" calcext:value-type="float">
            <text:p>0</text:p>
          </table:table-cell>
          <table:table-cell office:value-type="float" office:value="9.144" calcext:value-type="float">
            <text:p>9,144</text:p>
          </table:table-cell>
          <table:table-cell office:value-type="float" office:value="11.133" calcext:value-type="float">
            <text:p>11,133</text:p>
          </table:table-cell>
          <table:table-cell office:value-type="float" office:value="14.958" calcext:value-type="float">
            <text:p>14,958</text:p>
          </table:table-cell>
          <table:table-cell office:value-type="float" office:value="17.495" calcext:value-type="float">
            <text:p>17,495</text:p>
          </table:table-cell>
          <table:table-cell office:value-type="float" office:value="21.251" calcext:value-type="float">
            <text:p>21,251</text:p>
          </table:table-cell>
          <table:table-cell office:value-type="float" office:value="24.479" calcext:value-type="float">
            <text:p>24,479</text:p>
          </table:table-cell>
          <table:table-cell office:value-type="float" office:value="34.107" calcext:value-type="float">
            <text:p>34,107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131" calcext:value-type="float">
            <text:p>8,131</text:p>
          </table:table-cell>
          <table:table-cell office:value-type="float" office:value="11.27" calcext:value-type="float">
            <text:p>11,27</text:p>
          </table:table-cell>
          <table:table-cell office:value-type="float" office:value="15.03" calcext:value-type="float">
            <text:p>15,03</text:p>
          </table:table-cell>
          <table:table-cell office:value-type="float" office:value="17.491" calcext:value-type="float">
            <text:p>17,491</text:p>
          </table:table-cell>
          <table:table-cell office:value-type="float" office:value="20.852" calcext:value-type="float">
            <text:p>20,852</text:p>
          </table:table-cell>
          <table:table-cell office:value-type="float" office:value="24.237" calcext:value-type="float">
            <text:p>24,237</text:p>
          </table:table-cell>
          <table:table-cell office:value-type="float" office:value="33.666" calcext:value-type="float">
            <text:p>33,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97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6.924" calcext:value-type="float">
            <text:p>6,924</text:p>
          </table:table-cell>
          <table:table-cell office:value-type="float" office:value="8.736" calcext:value-type="float">
            <text:p>8,736</text:p>
          </table:table-cell>
          <table:table-cell office:value-type="float" office:value="12.854" calcext:value-type="float">
            <text:p>12,854</text:p>
          </table:table-cell>
          <table:table-cell office:value-type="float" office:value="15.908" calcext:value-type="float">
            <text:p>15,908</text:p>
          </table:table-cell>
          <table:table-cell office:value-type="float" office:value="21.158" calcext:value-type="float">
            <text:p>21,158</text:p>
          </table:table-cell>
          <table:table-cell office:value-type="float" office:value="24.853" calcext:value-type="float">
            <text:p>24,853</text:p>
          </table:table-cell>
          <table:table-cell office:value-type="float" office:value="35.407" calcext:value-type="float">
            <text:p>35,407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.602" calcext:value-type="float">
            <text:p>6,602</text:p>
          </table:table-cell>
          <table:table-cell office:value-type="float" office:value="8.273" calcext:value-type="float">
            <text:p>8,273</text:p>
          </table:table-cell>
          <table:table-cell office:value-type="float" office:value="13.233" calcext:value-type="float">
            <text:p>13,233</text:p>
          </table:table-cell>
          <table:table-cell office:value-type="float" office:value="15.879" calcext:value-type="float">
            <text:p>15,879</text:p>
          </table:table-cell>
          <table:table-cell office:value-type="float" office:value="20.876" calcext:value-type="float">
            <text:p>20,876</text:p>
          </table:table-cell>
          <table:table-cell office:value-type="float" office:value="24.931" calcext:value-type="float">
            <text:p>24,931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2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7.796" calcext:value-type="float">
            <text:p>7,796</text:p>
          </table:table-cell>
          <table:table-cell office:value-type="float" office:value="9.5" calcext:value-type="float">
            <text:p>9,5</text:p>
          </table:table-cell>
          <table:table-cell office:value-type="float" office:value="11.997" calcext:value-type="float">
            <text:p>11,997</text:p>
          </table:table-cell>
          <table:table-cell office:value-type="float" office:value="14.351" calcext:value-type="float">
            <text:p>14,351</text:p>
          </table:table-cell>
          <table:table-cell office:value-type="float" office:value="18.153" calcext:value-type="float">
            <text:p>18,153</text:p>
          </table:table-cell>
          <table:table-cell office:value-type="float" office:value="21.422" calcext:value-type="float">
            <text:p>21,422</text:p>
          </table:table-cell>
          <table:table-cell office:value-type="float" office:value="30.249" calcext:value-type="float">
            <text:p>30,24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551" calcext:value-type="float">
            <text:p>7,551</text:p>
          </table:table-cell>
          <table:table-cell office:value-type="float" office:value="9.193" calcext:value-type="float">
            <text:p>9,193</text:p>
          </table:table-cell>
          <table:table-cell office:value-type="float" office:value="11.872" calcext:value-type="float">
            <text:p>11,872</text:p>
          </table:table-cell>
          <table:table-cell office:value-type="float" office:value="14.255" calcext:value-type="float">
            <text:p>14,255</text:p>
          </table:table-cell>
          <table:table-cell office:value-type="float" office:value="18.28" calcext:value-type="float">
            <text:p>18,28</text:p>
          </table:table-cell>
          <table:table-cell office:value-type="float" office:value="21.106" calcext:value-type="float">
            <text:p>21,106</text:p>
          </table:table-cell>
          <table:table-cell office:value-type="float" office:value="29.819" calcext:value-type="float">
            <text:p>29,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4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6.384" calcext:value-type="float">
            <text:p>6,384</text:p>
          </table:table-cell>
          <table:table-cell office:value-type="float" office:value="8.257" calcext:value-type="float">
            <text:p>8,257</text:p>
          </table:table-cell>
          <table:table-cell office:value-type="float" office:value="11.438" calcext:value-type="float">
            <text:p>11,438</text:p>
          </table:table-cell>
          <table:table-cell office:value-type="float" office:value="13.61" calcext:value-type="float">
            <text:p>13,61</text:p>
          </table:table-cell>
          <table:table-cell office:value-type="float" office:value="17.386" calcext:value-type="float">
            <text:p>17,386</text:p>
          </table:table-cell>
          <table:table-cell office:value-type="float" office:value="20.074" calcext:value-type="float">
            <text:p>20,074</text:p>
          </table:table-cell>
          <table:table-cell office:value-type="float" office:value="28.653" calcext:value-type="float">
            <text:p>28,653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.139" calcext:value-type="float">
            <text:p>6,139</text:p>
          </table:table-cell>
          <table:table-cell office:value-type="float" office:value="8.241" calcext:value-type="float">
            <text:p>8,241</text:p>
          </table:table-cell>
          <table:table-cell office:value-type="float" office:value="11.214" calcext:value-type="float">
            <text:p>11,214</text:p>
          </table:table-cell>
          <table:table-cell office:value-type="float" office:value="13.439" calcext:value-type="float">
            <text:p>13,439</text:p>
          </table:table-cell>
          <table:table-cell office:value-type="float" office:value="17.123" calcext:value-type="float">
            <text:p>17,123</text:p>
          </table:table-cell>
          <table:table-cell office:value-type="float" office:value="19.995" calcext:value-type="float">
            <text:p>19,995</text:p>
          </table:table-cell>
          <table:table-cell office:value-type="float" office:value="28.975" calcext:value-type="float">
            <text:p>28,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4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10.497" calcext:value-type="float">
            <text:p>10,497</text:p>
          </table:table-cell>
          <table:table-cell office:value-type="float" office:value="11.479" calcext:value-type="float">
            <text:p>11,479</text:p>
          </table:table-cell>
          <table:table-cell office:value-type="float" office:value="14.707" calcext:value-type="float">
            <text:p>14,707</text:p>
          </table:table-cell>
          <table:table-cell office:value-type="float" office:value="16.219" calcext:value-type="float">
            <text:p>16,219</text:p>
          </table:table-cell>
          <table:table-cell office:value-type="float" office:value="20.118" calcext:value-type="float">
            <text:p>20,118</text:p>
          </table:table-cell>
          <table:table-cell office:value-type="float" office:value="22.251" calcext:value-type="float">
            <text:p>22,251</text:p>
          </table:table-cell>
          <table:table-cell office:value-type="float" office:value="30.556" calcext:value-type="float">
            <text:p>30,55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9.515" calcext:value-type="float">
            <text:p>9,515</text:p>
          </table:table-cell>
          <table:table-cell office:value-type="float" office:value="10.605" calcext:value-type="float">
            <text:p>10,605</text:p>
          </table:table-cell>
          <table:table-cell office:value-type="float" office:value="14.075" calcext:value-type="float">
            <text:p>14,075</text:p>
          </table:table-cell>
          <table:table-cell office:value-type="float" office:value="15.277" calcext:value-type="float">
            <text:p>15,277</text:p>
          </table:table-cell>
          <table:table-cell office:value-type="float" office:value="19.249" calcext:value-type="float">
            <text:p>19,249</text:p>
          </table:table-cell>
          <table:table-cell office:value-type="float" office:value="21.356" calcext:value-type="float">
            <text:p>21,356</text:p>
          </table:table-cell>
          <table:table-cell office:value-type="float" office:value="29.435" calcext:value-type="float">
            <text:p>29,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62(opinion)</text:p>
          </table:table-cell>
          <table:table-cell office:value-type="float" office:value="0" calcext:value-type="float">
            <text:p>0</text:p>
          </table:table-cell>
          <table:table-cell office:value-type="float" office:value="7.143" calcext:value-type="float">
            <text:p>7,143</text:p>
          </table:table-cell>
          <table:table-cell office:value-type="float" office:value="8.623" calcext:value-type="float">
            <text:p>8,623</text:p>
          </table:table-cell>
          <table:table-cell office:value-type="float" office:value="11.663" calcext:value-type="float">
            <text:p>11,663</text:p>
          </table:table-cell>
          <table:table-cell office:value-type="float" office:value="13.919" calcext:value-type="float">
            <text:p>13,919</text:p>
          </table:table-cell>
          <table:table-cell office:value-type="float" office:value="17.229" calcext:value-type="float">
            <text:p>17,229</text:p>
          </table:table-cell>
          <table:table-cell office:value-type="float" office:value="20.107" calcext:value-type="float">
            <text:p>20,107</text:p>
          </table:table-cell>
          <table:table-cell office:value-type="float" office:value="28.846" calcext:value-type="float">
            <text:p>28,84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,41</text:p>
          </table:table-cell>
          <table:table-cell office:value-type="float" office:value="8.272" calcext:value-type="float">
            <text:p>8,272</text:p>
          </table:table-cell>
          <table:table-cell office:value-type="float" office:value="11.493" calcext:value-type="float">
            <text:p>11,493</text:p>
          </table:table-cell>
          <table:table-cell office:value-type="float" office:value="13.832" calcext:value-type="float">
            <text:p>13,832</text:p>
          </table:table-cell>
          <table:table-cell office:value-type="float" office:value="17.12" calcext:value-type="float">
            <text:p>17,12</text:p>
          </table:table-cell>
          <table:table-cell office:value-type="float" office:value="19.996" calcext:value-type="float">
            <text:p>19,996</text:p>
          </table:table-cell>
          <table:table-cell office:value-type="float" office:value="27.793" calcext:value-type="float">
            <text:p>27,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514(opinion)</text:p>
          </table:table-cell>
          <table:table-cell office:value-type="float" office:value="0" calcext:value-type="float">
            <text:p>0</text:p>
          </table:table-cell>
          <table:table-cell office:value-type="float" office:value="5.495" calcext:value-type="float">
            <text:p>5,495</text:p>
          </table:table-cell>
          <table:table-cell office:value-type="float" office:value="6.822" calcext:value-type="float">
            <text:p>6,822</text:p>
          </table:table-cell>
          <table:table-cell office:value-type="float" office:value="9.949" calcext:value-type="float">
            <text:p>9,949</text:p>
          </table:table-cell>
          <table:table-cell office:value-type="float" office:value="11.682" calcext:value-type="float">
            <text:p>11,682</text:p>
          </table:table-cell>
          <table:table-cell office:value-type="float" office:value="15.681" calcext:value-type="float">
            <text:p>15,681</text:p>
          </table:table-cell>
          <table:table-cell office:value-type="float" office:value="17.805" calcext:value-type="float">
            <text:p>17,805</text:p>
          </table:table-cell>
          <table:table-cell office:value-type="float" office:value="24.817" calcext:value-type="float">
            <text:p>24,817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5.311" calcext:value-type="float">
            <text:p>5,311</text:p>
          </table:table-cell>
          <table:table-cell office:value-type="float" office:value="6.517" calcext:value-type="float">
            <text:p>6,517</text:p>
          </table:table-cell>
          <table:table-cell office:value-type="float" office:value="10.184" calcext:value-type="float">
            <text:p>10,184</text:p>
          </table:table-cell>
          <table:table-cell office:value-type="float" office:value="11.739" calcext:value-type="float">
            <text:p>11,739</text:p>
          </table:table-cell>
          <table:table-cell office:value-type="float" office:value="15.642" calcext:value-type="float">
            <text:p>15,642</text:p>
          </table:table-cell>
          <table:table-cell office:value-type="float" office:value="17.589" calcext:value-type="float">
            <text:p>17,589</text:p>
          </table:table-cell>
          <table:table-cell office:value-type="float" office:value="25.885" calcext:value-type="float">
            <text:p>25,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516(opinion)</text:p>
          </table:table-cell>
          <table:table-cell office:value-type="float" office:value="0" calcext:value-type="float">
            <text:p>0</text:p>
          </table:table-cell>
          <table:table-cell office:value-type="float" office:value="5.922" calcext:value-type="float">
            <text:p>5,922</text:p>
          </table:table-cell>
          <table:table-cell office:value-type="float" office:value="7.585" calcext:value-type="float">
            <text:p>7,585</text:p>
          </table:table-cell>
          <table:table-cell office:value-type="float" office:value="10.453" calcext:value-type="float">
            <text:p>10,453</text:p>
          </table:table-cell>
          <table:table-cell office:value-type="float" office:value="12.332" calcext:value-type="float">
            <text:p>12,332</text:p>
          </table:table-cell>
          <table:table-cell office:value-type="float" office:value="15.193" calcext:value-type="float">
            <text:p>15,193</text:p>
          </table:table-cell>
          <table:table-cell office:value-type="float" office:value="17.602" calcext:value-type="float">
            <text:p>17,602</text:p>
          </table:table-cell>
          <table:table-cell office:value-type="float" office:value="25.229" calcext:value-type="float">
            <text:p>25,22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4.945" calcext:value-type="float">
            <text:p>4,945</text:p>
          </table:table-cell>
          <table:table-cell office:value-type="float" office:value="7.418" calcext:value-type="float">
            <text:p>7,418</text:p>
          </table:table-cell>
          <table:table-cell office:value-type="float" office:value="9.962" calcext:value-type="float">
            <text:p>9,962</text:p>
          </table:table-cell>
          <table:table-cell office:value-type="float" office:value="12.175" calcext:value-type="float">
            <text:p>12,175</text:p>
          </table:table-cell>
          <table:table-cell office:value-type="float" office:value="14.997" calcext:value-type="float">
            <text:p>14,997</text:p>
          </table:table-cell>
          <table:table-cell office:value-type="float" office:value="17.589" calcext:value-type="float">
            <text:p>17,589</text:p>
          </table:table-cell>
          <table:table-cell office:value-type="float" office:value="25.046" calcext:value-type="float">
            <text:p>25,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19.185000000</meta:creation-date>
    <dc:date>2018-04-20T09:22:08.378000000</dc:date>
    <meta:editing-duration>PT9M18S</meta:editing-duration>
    <meta:editing-cycles>1</meta:editing-cycles>
    <meta:document-statistic meta:table-count="1" meta:cell-count="493" meta:object-count="1"/>
    <meta:generator>LibreOffice/5.4.6.2$Windows_X86_64 LibreOffice_project/4014ce260a04f1026ba855d3b8d91541c224eab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3 classes</text:p>
        </chart:title>
        <chart:legend chart:legend-position="end" svg:x="10.867cm" svg:y="1.426cm" style:legend-expansion="high" chart:style-name="ch3"/>
        <chart:plot-area chart:style-name="ch4" table:cell-range-address="Feuille1.B1:Feuille1.J13" chart:data-source-has-labels="both" svg:x="1.321cm" svg:y="1.301cm" svg:width="9.226cm" svg:height="6.548cm">
          <chartooo:coordinate-region svg:x="1.953cm" svg:y="1.504cm" svg:width="8.497cm" svg:height="5.692cm"/>
          <chart:axis chart:dimension="x" chart:name="primary-x" chart:style-name="ch5" chartooo:axis-type="auto">
            <chartooo:date-scale/>
            <chart:title svg:x="4.384cm" svg:y="8.029cm" chart:style-name="ch6">
              <text:p>nombre d'annotateurs</text:p>
            </chart:title>
            <chart:categories table:cell-range-address="Feuille1.C1:Feuille1.J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C2:Feuille1.J2" chart:label-cell-address="Feuille1.B2:Feuille1.B2" chart:class="chart:line">
            <chart:data-point chart:repeated="8"/>
          </chart:series>
          <chart:series chart:style-name="ch10" chart:values-cell-range-address="Feuille1.C3:Feuille1.J3" chart:label-cell-address="Feuille1.B3:Feuille1.B3" chart:class="chart:line">
            <chart:data-point chart:repeated="8"/>
          </chart:series>
          <chart:series chart:style-name="ch11" chart:values-cell-range-address="Feuille1.C4:Feuille1.J4" chart:label-cell-address="Feuille1.B4:Feuille1.B4" chart:class="chart:line">
            <chart:data-point chart:repeated="8"/>
          </chart:series>
          <chart:series chart:style-name="ch12" chart:values-cell-range-address="Feuille1.C5:Feuille1.J5" chart:label-cell-address="Feuille1.B5:Feuille1.B5" chart:class="chart:line">
            <chart:data-point chart:repeated="8"/>
          </chart:series>
          <chart:series chart:style-name="ch13" chart:values-cell-range-address="Feuille1.C6:Feuille1.J6" chart:label-cell-address="Feuille1.B6:Feuille1.B6" chart:class="chart:line">
            <chart:data-point chart:repeated="8"/>
          </chart:series>
          <chart:series chart:style-name="ch14" chart:values-cell-range-address="Feuille1.C7:Feuille1.J7" chart:label-cell-address="Feuille1.B7:Feuille1.B7" chart:class="chart:line">
            <chart:data-point chart:repeated="8"/>
          </chart:series>
          <chart:series chart:style-name="ch15" chart:values-cell-range-address="Feuille1.C8:Feuille1.J8" chart:label-cell-address="Feuille1.B8:Feuille1.B8" chart:class="chart:line">
            <chart:data-point chart:repeated="8"/>
          </chart:series>
          <chart:series chart:style-name="ch16" chart:values-cell-range-address="Feuille1.C9:Feuille1.J9" chart:label-cell-address="Feuille1.B9:Feuille1.B9" chart:class="chart:line">
            <chart:data-point chart:repeated="8"/>
          </chart:series>
          <chart:series chart:style-name="ch17" chart:values-cell-range-address="Feuille1.C10:Feuille1.J10" chart:label-cell-address="Feuille1.B10:Feuille1.B10" chart:class="chart:line">
            <chart:data-point chart:repeated="8"/>
          </chart:series>
          <chart:series chart:style-name="ch18" chart:values-cell-range-address="Feuille1.C11:Feuille1.J11" chart:label-cell-address="Feuille1.B11:Feuille1.B11" chart:class="chart:line">
            <chart:data-point chart:repeated="8"/>
          </chart:series>
          <chart:series chart:style-name="ch19" chart:values-cell-range-address="Feuille1.C12:Feuille1.J12" chart:label-cell-address="Feuille1.B12:Feuille1.B12" chart:class="chart:line">
            <chart:data-point chart:repeated="8"/>
          </chart:series>
          <chart:series chart:style-name="ch20" chart:values-cell-range-address="Feuille1.C13:Feuille1.J13" chart:label-cell-address="Feuille1.B13:Feuille1.B13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9">
                <text:p>9</text:p>
                <draw:g>
                  <svg:desc>Feuille1.C1:Feuille1.J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48(émotionHC)</text:p>
                <draw:g>
                  <svg:desc>Feuille1.B2:Feuille1.B2</svg:desc>
                </draw:g>
              </table:table-cell>
              <table:table-cell office:value-type="float" office:value="0">
                <text:p>0</text:p>
                <draw:g>
                  <svg:desc>Feuille1.C2:Feuille1.J2</svg:desc>
                </draw:g>
              </table:table-cell>
              <table:table-cell office:value-type="float" office:value="9.002">
                <text:p>9.002</text:p>
              </table:table-cell>
              <table:table-cell office:value-type="float" office:value="9.489">
                <text:p>9.489</text:p>
              </table:table-cell>
              <table:table-cell office:value-type="float" office:value="14.147">
                <text:p>14.147</text:p>
              </table:table-cell>
              <table:table-cell office:value-type="float" office:value="14.969">
                <text:p>14.969</text:p>
              </table:table-cell>
              <table:table-cell office:value-type="float" office:value="20.305">
                <text:p>20.305</text:p>
              </table:table-cell>
              <table:table-cell office:value-type="float" office:value="22.019">
                <text:p>22.019</text:p>
              </table:table-cell>
              <table:table-cell office:value-type="float" office:value="31.164">
                <text:p>31.164</text:p>
              </table:table-cell>
            </table:table-row>
            <table:table-row>
              <table:table-cell office:value-type="string">
                <text:p>0,273(émotionContexte)</text:p>
                <draw:g>
                  <svg:desc>Feuille1.B3:Feuille1.B3</svg:desc>
                </draw:g>
              </table:table-cell>
              <table:table-cell office:value-type="float" office:value="0">
                <text:p>0</text:p>
                <draw:g>
                  <svg:desc>Feuille1.C3:Feuille1.J3</svg:desc>
                </draw:g>
              </table:table-cell>
              <table:table-cell office:value-type="float" office:value="7.166">
                <text:p>7.166</text:p>
              </table:table-cell>
              <table:table-cell office:value-type="float" office:value="8.092">
                <text:p>8.092</text:p>
              </table:table-cell>
              <table:table-cell office:value-type="float" office:value="12.828">
                <text:p>12.828</text:p>
              </table:table-cell>
              <table:table-cell office:value-type="float" office:value="14.418">
                <text:p>14.418</text:p>
              </table:table-cell>
              <table:table-cell office:value-type="float" office:value="20.025">
                <text:p>20.025</text:p>
              </table:table-cell>
              <table:table-cell office:value-type="float" office:value="21.739">
                <text:p>21.739</text:p>
              </table:table-cell>
              <table:table-cell office:value-type="float" office:value="30.415">
                <text:p>30.415</text:p>
              </table:table-cell>
            </table:table-row>
            <table:table-row>
              <table:table-cell office:value-type="string">
                <text:p>0,323(émotionHC)</text:p>
                <draw:g>
                  <svg:desc>Feuille1.B4:Feuille1.B4</svg:desc>
                </draw:g>
              </table:table-cell>
              <table:table-cell office:value-type="float" office:value="0">
                <text:p>0</text:p>
                <draw:g>
                  <svg:desc>Feuille1.C4:Feuille1.J4</svg:desc>
                </draw:g>
              </table:table-cell>
              <table:table-cell office:value-type="float" office:value="8.029">
                <text:p>8.029</text:p>
              </table:table-cell>
              <table:table-cell office:value-type="float" office:value="8.536">
                <text:p>8.536</text:p>
              </table:table-cell>
              <table:table-cell office:value-type="float" office:value="12.244">
                <text:p>12.244</text:p>
              </table:table-cell>
              <table:table-cell office:value-type="float" office:value="13.382">
                <text:p>13.382</text:p>
              </table:table-cell>
              <table:table-cell office:value-type="float" office:value="18.109">
                <text:p>18.109</text:p>
              </table:table-cell>
              <table:table-cell office:value-type="float" office:value="19.795">
                <text:p>19.795</text:p>
              </table:table-cell>
              <table:table-cell office:value-type="float" office:value="28.305">
                <text:p>28.305</text:p>
              </table:table-cell>
            </table:table-row>
            <table:table-row>
              <table:table-cell office:value-type="string">
                <text:p>0,335(émotionHC)</text:p>
                <draw:g>
                  <svg:desc>Feuille1.B5:Feuille1.B5</svg:desc>
                </draw:g>
              </table:table-cell>
              <table:table-cell office:value-type="float" office:value="0">
                <text:p>0</text:p>
                <draw:g>
                  <svg:desc>Feuille1.C5:Feuille1.J5</svg:desc>
                </draw:g>
              </table:table-cell>
              <table:table-cell office:value-type="float" office:value="8.435">
                <text:p>8.435</text:p>
              </table:table-cell>
              <table:table-cell office:value-type="float" office:value="9.327">
                <text:p>9.327</text:p>
              </table:table-cell>
              <table:table-cell office:value-type="float" office:value="13.938">
                <text:p>13.938</text:p>
              </table:table-cell>
              <table:table-cell office:value-type="float" office:value="14.46">
                <text:p>14.46</text:p>
              </table:table-cell>
              <table:table-cell office:value-type="float" office:value="19.059">
                <text:p>19.059</text:p>
              </table:table-cell>
              <table:table-cell office:value-type="float" office:value="20.586">
                <text:p>20.586</text:p>
              </table:table-cell>
              <table:table-cell office:value-type="float" office:value="29.075">
                <text:p>29.075</text:p>
              </table:table-cell>
            </table:table-row>
            <table:table-row>
              <table:table-cell office:value-type="string">
                <text:p>0,359(émotionContexte)</text:p>
                <draw:g>
                  <svg:desc>Feuille1.B6:Feuille1.B6</svg:desc>
                </draw:g>
              </table:table-cell>
              <table:table-cell office:value-type="float" office:value="0">
                <text:p>0</text:p>
                <draw:g>
                  <svg:desc>Feuille1.C6:Feuille1.J6</svg:desc>
                </draw:g>
              </table:table-cell>
              <table:table-cell office:value-type="float" office:value="4.911">
                <text:p>4.911</text:p>
              </table:table-cell>
              <table:table-cell office:value-type="float" office:value="6.039">
                <text:p>6.039</text:p>
              </table:table-cell>
              <table:table-cell office:value-type="float" office:value="9.783">
                <text:p>9.783</text:p>
              </table:table-cell>
              <table:table-cell office:value-type="float" office:value="11.169">
                <text:p>11.169</text:p>
              </table:table-cell>
              <table:table-cell office:value-type="float" office:value="16.385">
                <text:p>16.385</text:p>
              </table:table-cell>
              <table:table-cell office:value-type="float" office:value="17.762">
                <text:p>17.762</text:p>
              </table:table-cell>
              <table:table-cell office:value-type="float" office:value="27.556">
                <text:p>27.556</text:p>
              </table:table-cell>
            </table:table-row>
            <table:table-row>
              <table:table-cell office:value-type="string">
                <text:p>0,423(émotionContexte)</text:p>
                <draw:g>
                  <svg:desc>Feuille1.B7:Feuille1.B7</svg:desc>
                </draw:g>
              </table:table-cell>
              <table:table-cell office:value-type="float" office:value="0">
                <text:p>0</text:p>
                <draw:g>
                  <svg:desc>Feuille1.C7:Feuille1.J7</svg:desc>
                </draw:g>
              </table:table-cell>
              <table:table-cell office:value-type="float" office:value="5.475">
                <text:p>5.475</text:p>
              </table:table-cell>
              <table:table-cell office:value-type="float" office:value="5.857">
                <text:p>5.857</text:p>
              </table:table-cell>
              <table:table-cell office:value-type="float" office:value="9.325">
                <text:p>9.325</text:p>
              </table:table-cell>
              <table:table-cell office:value-type="float" office:value="10.588">
                <text:p>10.588</text:p>
              </table:table-cell>
              <table:table-cell office:value-type="float" office:value="14.752">
                <text:p>14.752</text:p>
              </table:table-cell>
              <table:table-cell office:value-type="float" office:value="16.425">
                <text:p>16.425</text:p>
              </table:table-cell>
              <table:table-cell office:value-type="float" office:value="25.221">
                <text:p>25.221</text:p>
              </table:table-cell>
            </table:table-row>
            <table:table-row>
              <table:table-cell office:value-type="string">
                <text:p>0,557(opinionHC)</text:p>
                <draw:g>
                  <svg:desc>Feuille1.B8:Feuille1.B8</svg:desc>
                </draw:g>
              </table:table-cell>
              <table:table-cell office:value-type="float" office:value="0">
                <text:p>0</text:p>
                <draw:g>
                  <svg:desc>Feuille1.C8:Feuille1.J8</svg:desc>
                </draw:g>
              </table:table-cell>
              <table:table-cell office:value-type="float" office:value="4.543">
                <text:p>4.543</text:p>
              </table:table-cell>
              <table:table-cell office:value-type="float" office:value="5.433">
                <text:p>5.433</text:p>
              </table:table-cell>
              <table:table-cell office:value-type="float" office:value="7.103">
                <text:p>7.103</text:p>
              </table:table-cell>
              <table:table-cell office:value-type="float" office:value="8.471">
                <text:p>8.471</text:p>
              </table:table-cell>
              <table:table-cell office:value-type="float" office:value="10.624">
                <text:p>10.624</text:p>
              </table:table-cell>
              <table:table-cell office:value-type="float" office:value="11.892">
                <text:p>11.892</text:p>
              </table:table-cell>
              <table:table-cell office:value-type="float" office:value="18.416">
                <text:p>18.416</text:p>
              </table:table-cell>
            </table:table-row>
            <table:table-row>
              <table:table-cell office:value-type="string">
                <text:p>0,571(opinionContexte)</text:p>
                <draw:g>
                  <svg:desc>Feuille1.B9:Feuille1.B9</svg:desc>
                </draw:g>
              </table:table-cell>
              <table:table-cell office:value-type="float" office:value="0">
                <text:p>0</text:p>
                <draw:g>
                  <svg:desc>Feuille1.C9:Feuille1.J9</svg:desc>
                </draw:g>
              </table:table-cell>
              <table:table-cell office:value-type="float" office:value="3.541">
                <text:p>3.541</text:p>
              </table:table-cell>
              <table:table-cell office:value-type="float" office:value="4.426">
                <text:p>4.426</text:p>
              </table:table-cell>
              <table:table-cell office:value-type="float" office:value="5.658">
                <text:p>5.658</text:p>
              </table:table-cell>
              <table:table-cell office:value-type="float" office:value="6.742">
                <text:p>6.742</text:p>
              </table:table-cell>
              <table:table-cell office:value-type="float" office:value="8.652">
                <text:p>8.652</text:p>
              </table:table-cell>
              <table:table-cell office:value-type="float" office:value="9.857">
                <text:p>9.857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0,598(opinionHC)</text:p>
                <draw:g>
                  <svg:desc>Feuille1.B10:Feuille1.B10</svg:desc>
                </draw:g>
              </table:table-cell>
              <table:table-cell office:value-type="float" office:value="0">
                <text:p>0</text:p>
                <draw:g>
                  <svg:desc>Feuille1.C10:Feuille1.J10</svg:desc>
                </draw:g>
              </table:table-cell>
              <table:table-cell office:value-type="float" office:value="3.192">
                <text:p>3.192</text:p>
              </table:table-cell>
              <table:table-cell office:value-type="float" office:value="4.251">
                <text:p>4.251</text:p>
              </table:table-cell>
              <table:table-cell office:value-type="float" office:value="5.656">
                <text:p>5.656</text:p>
              </table:table-cell>
              <table:table-cell office:value-type="float" office:value="6.81">
                <text:p>6.81</text:p>
              </table:table-cell>
              <table:table-cell office:value-type="float" office:value="8.651">
                <text:p>8.651</text:p>
              </table:table-cell>
              <table:table-cell office:value-type="float" office:value="10.017">
                <text:p>10.017</text:p>
              </table:table-cell>
              <table:table-cell office:value-type="float" office:value="15.669">
                <text:p>15.669</text:p>
              </table:table-cell>
            </table:table-row>
            <table:table-row>
              <table:table-cell office:value-type="string">
                <text:p>0,6(opinionHC)</text:p>
                <draw:g>
                  <svg:desc>Feuille1.B11:Feuille1.B11</svg:desc>
                </draw:g>
              </table:table-cell>
              <table:table-cell office:value-type="float" office:value="0">
                <text:p>0</text:p>
                <draw:g>
                  <svg:desc>Feuille1.C11:Feuille1.J11</svg:desc>
                </draw:g>
              </table:table-cell>
              <table:table-cell office:value-type="float" office:value="5.893">
                <text:p>5.893</text:p>
              </table:table-cell>
              <table:table-cell office:value-type="float" office:value="6.123">
                <text:p>6.123</text:p>
              </table:table-cell>
              <table:table-cell office:value-type="float" office:value="7.63">
                <text:p>7.63</text:p>
              </table:table-cell>
              <table:table-cell office:value-type="float" office:value="8.165">
                <text:p>8.165</text:p>
              </table:table-cell>
              <table:table-cell office:value-type="float" office:value="9.897">
                <text:p>9.897</text:p>
              </table:table-cell>
              <table:table-cell office:value-type="float" office:value="10.912">
                <text:p>10.912</text:p>
              </table:table-cell>
              <table:table-cell office:value-type="float" office:value="16.068">
                <text:p>16.068</text:p>
              </table:table-cell>
            </table:table-row>
            <table:table-row>
              <table:table-cell office:value-type="string">
                <text:p>0,611(opinionContexte)</text:p>
                <draw:g>
                  <svg:desc>Feuille1.B12:Feuille1.B12</svg:desc>
                </draw:g>
              </table:table-cell>
              <table:table-cell office:value-type="float" office:value="0">
                <text:p>0</text:p>
                <draw:g>
                  <svg:desc>Feuille1.C12:Feuille1.J12</svg:desc>
                </draw:g>
              </table:table-cell>
              <table:table-cell office:value-type="float" office:value="2.747">
                <text:p>2.747</text:p>
              </table:table-cell>
              <table:table-cell office:value-type="float" office:value="4.151">
                <text:p>4.151</text:p>
              </table:table-cell>
              <table:table-cell office:value-type="float" office:value="5.625">
                <text:p>5.625</text:p>
              </table:table-cell>
              <table:table-cell office:value-type="float" office:value="7.138">
                <text:p>7.138</text:p>
              </table:table-cell>
              <table:table-cell office:value-type="float" office:value="8.769">
                <text:p>8.769</text:p>
              </table:table-cell>
              <table:table-cell office:value-type="float" office:value="9.89">
                <text:p>9.89</text:p>
              </table:table-cell>
              <table:table-cell office:value-type="float" office:value="15.659">
                <text:p>15.659</text:p>
              </table:table-cell>
            </table:table-row>
            <table:table-row>
              <table:table-cell office:value-type="string">
                <text:p>0,655(opinionContexte)</text:p>
                <draw:g>
                  <svg:desc>Feuille1.B13:Feuille1.B13</svg:desc>
                </draw:g>
              </table:table-cell>
              <table:table-cell office:value-type="float" office:value="0">
                <text:p>0</text:p>
                <draw:g>
                  <svg:desc>Feuille1.C13:Feuille1.J13</svg:desc>
                </draw:g>
              </table:table-cell>
              <table:table-cell office:value-type="float" office:value="2.625">
                <text:p>2.625</text:p>
              </table:table-cell>
              <table:table-cell office:value-type="float" office:value="3.266">
                <text:p>3.266</text:p>
              </table:table-cell>
              <table:table-cell office:value-type="float" office:value="4.657">
                <text:p>4.657</text:p>
              </table:table-cell>
              <table:table-cell office:value-type="float" office:value="6.066">
                <text:p>6.066</text:p>
              </table:table-cell>
              <table:table-cell office:value-type="float" office:value="7.649">
                <text:p>7.649</text:p>
              </table:table-cell>
              <table:table-cell office:value-type="float" office:value="8.7">
                <text:p>8.7</text:p>
              </table:table-cell>
              <table:table-cell office:value-type="float" office:value="12.653">
                <text:p>12.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